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 Light" svg:font-family="'Calibri Light'"/>
    <style:font-face style:name="DejaVu Serif" svg:font-family="'DejaVu Serif'"/>
    <style:font-face style:name="Calibri2" svg:font-family="Calibri" style:font-pitch="variable"/>
    <style:font-face style:name="Calibri Light1" svg:font-family="'Calibri Light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2.293cm" style:rel-column-width="9438*"/>
    </style:style>
    <style:style style:name="Table1.B" style:family="table-column">
      <style:table-column-properties style:column-width="1.706cm" style:rel-column-width="7021*"/>
    </style:style>
    <style:style style:name="Table1.C" style:family="table-column">
      <style:table-column-properties style:column-width="11.922cm" style:rel-column-width="4907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2.293cm" style:rel-column-width="9438*"/>
    </style:style>
    <style:style style:name="Table2.B" style:family="table-column">
      <style:table-column-properties style:column-width="1.706cm" style:rel-column-width="7021*"/>
    </style:style>
    <style:style style:name="Table2.C" style:family="table-column">
      <style:table-column-properties style:column-width="11.922cm" style:rel-column-width="4907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207cm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3.145cm" style:rel-column-width="12945*"/>
    </style:style>
    <style:style style:name="Table3.B" style:family="table-column">
      <style:table-column-properties style:column-width="12.776cm" style:rel-column-width="525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21cm" table:align="margins" style:writing-mode="lr-tb"/>
    </style:style>
    <style:style style:name="Table4.A" style:family="table-column">
      <style:table-column-properties style:column-width="3.145cm" style:rel-column-width="12945*"/>
    </style:style>
    <style:style style:name="Table4.B" style:family="table-column">
      <style:table-column-properties style:column-width="12.776cm" style:rel-column-width="5259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fo:font-variant="normal" fo:text-transform="none" fo:color="#000000" loext:opacity="100%" style:font-name="DejaVu Serif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ejaVu Serif" fo:letter-spacing="normal" fo:font-style="normal" fo:font-weight="normal"/>
    </style:style>
    <style:style style:name="P3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ejaVu Serif" fo:letter-spacing="normal" fo:font-style="normal" fo:font-weight="normal" officeooo:paragraph-rsid="0022bc0e"/>
    </style:style>
    <style:style style:name="P4" style:family="paragraph" style:parent-style-name="No_20_Spacing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4pt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14pt" officeooo:paragraph-rsid="001dbad0"/>
    </style:style>
    <style:style style:name="P7" style:family="paragraph" style:parent-style-name="Table_20_Contents">
      <style:paragraph-properties fo:text-align="start" style:justify-single-word="false"/>
      <style:text-properties style:font-name="DejaVu Serif" fo:font-size="14pt" officeooo:paragraph-rsid="0020db2c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14pt" officeooo:paragraph-rsid="0022bc0e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14pt" officeooo:rsid="001c8dbf" officeooo:paragraph-rsid="001c8dbf"/>
    </style:style>
    <style:style style:name="P10" style:family="paragraph" style:parent-style-name="Table_20_Contents">
      <style:paragraph-properties fo:text-align="start" style:justify-single-word="false"/>
      <style:text-properties style:font-name="DejaVu Serif" fo:font-size="14pt" officeooo:rsid="001fb08d" officeooo:paragraph-rsid="001fb08d"/>
    </style:style>
    <style:style style:name="P11" style:family="paragraph" style:parent-style-name="Text_20_body">
      <style:text-properties officeooo:paragraph-rsid="001dbad0"/>
    </style:style>
    <style:style style:name="P12" style:family="paragraph" style:parent-style-name="Text_20_body">
      <style:paragraph-properties fo:text-align="start" style:justify-single-word="false"/>
      <style:text-properties style:font-name="DejaVu Serif" fo:font-size="14pt"/>
    </style:style>
    <style:style style:name="P13" style:family="paragraph" style:parent-style-name="Text_20_body">
      <style:paragraph-properties fo:text-align="start" style:justify-single-word="false"/>
      <style:text-properties style:font-name="DejaVu Serif" fo:font-size="14pt" officeooo:paragraph-rsid="001dbad0"/>
    </style:style>
    <style:style style:name="P14" style:family="paragraph" style:parent-style-name="Text_20_body">
      <style:paragraph-properties fo:text-align="start" style:justify-single-word="false"/>
      <style:text-properties style:font-name="DejaVu Serif" fo:font-size="14pt" officeooo:paragraph-rsid="0020db2c"/>
    </style:style>
    <style:style style:name="P15" style:family="paragraph" style:parent-style-name="Text_20_body">
      <style:paragraph-properties fo:text-align="start" style:justify-single-word="false"/>
      <style:text-properties style:font-name="DejaVu Serif" fo:font-size="14pt" officeooo:paragraph-rsid="0022bc0e"/>
    </style:style>
    <style:style style:name="P16" style:family="paragraph" style:parent-style-name="Text_20_body">
      <style:paragraph-properties fo:text-align="start" style:justify-single-word="false"/>
      <style:text-properties officeooo:paragraph-rsid="001dbad0"/>
    </style:style>
    <style:style style:name="P17" style:family="paragraph" style:parent-style-name="Text_20_body">
      <style:paragraph-properties fo:text-align="start" style:justify-single-word="false"/>
      <style:text-properties officeooo:paragraph-rsid="0022bc0e"/>
    </style:style>
    <style:style style:name="P18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19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erif" fo:font-size="14pt" fo:letter-spacing="normal" fo:font-style="normal" fo:font-weight="normal" officeooo:paragraph-rsid="001dbad0"/>
    </style:style>
    <style:style style:name="P20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erif" fo:font-size="14pt" fo:letter-spacing="normal" fo:font-style="normal" fo:font-weight="normal" officeooo:paragraph-rsid="001fb08d"/>
    </style:style>
    <style:style style:name="P21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erif" fo:font-size="14pt" fo:letter-spacing="normal" fo:font-style="normal" fo:font-weight="normal" officeooo:paragraph-rsid="0022bc0e"/>
    </style:style>
    <style:style style:name="P22" style:family="paragraph" style:parent-style-name="Standard" style:master-page-name="First_20_Page">
      <style:paragraph-properties style:page-number="0"/>
    </style:style>
    <style:style style:name="P23" style:family="paragraph" style:parent-style-name="No_20_Spacing">
      <style:paragraph-properties fo:margin-top="0.071cm" fo:margin-bottom="0.071cm" style:contextual-spacing="false"/>
    </style:style>
    <style:style style:name="P24" style:family="paragraph" style:parent-style-name="No_20_Spacing">
      <style:paragraph-properties fo:margin-top="0.071cm" fo:margin-bottom="0.071cm" style:contextual-spacing="false"/>
      <style:text-properties fo:text-transform="uppercase" fo:color="#4472c4" loext:opacity="100%" fo:font-size="14pt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DejaVu Serif" fo:font-size="14pt"/>
    </style:style>
    <style:style style:name="P26" style:family="paragraph" style:parent-style-name="Table_20_Contents">
      <style:paragraph-properties fo:text-align="start" style:justify-single-word="false"/>
      <style:text-properties style:font-name="DejaVu Serif" fo:font-size="14pt" officeooo:rsid="001c8dbf" officeooo:paragraph-rsid="001dbad0"/>
    </style:style>
    <style:style style:name="P27" style:family="paragraph" style:parent-style-name="Text_20_body" style:list-style-name="L1">
      <style:text-properties officeooo:paragraph-rsid="001dbad0"/>
    </style:style>
    <style:style style:name="P28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29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30" style:family="paragraph" style:parent-style-name="Text_20_body" style:list-style-name="L3">
      <style:paragraph-properties fo:orphans="2" fo:widows="2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31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32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33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erif" fo:font-size="14pt" fo:letter-spacing="normal" fo:font-style="normal" fo:font-weight="normal" officeooo:paragraph-rsid="001dbad0"/>
    </style:style>
    <style:style style:name="P34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35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P3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a6099" loext:opacity="100%" style:font-name="DejaVu Serif" fo:font-size="14pt" fo:letter-spacing="normal" fo:font-style="normal" fo:font-weight="normal"/>
    </style:style>
    <style:style style:name="P37" style:family="paragraph">
      <loext:graphic-properties draw:fill="none"/>
      <style:paragraph-properties fo:text-align="start"/>
      <style:text-properties fo:color="#000000" loext:opacity="100%" fo:font-size="18pt"/>
    </style:style>
    <style:style style:name="P38" style:family="paragraph">
      <loext:graphic-properties draw:fill="solid" draw:fill-color="#4472c4"/>
      <style:paragraph-properties fo:text-align="start"/>
      <style:text-properties fo:color="#ffffff" loext:opacity="100%" fo:font-size="18pt"/>
    </style:style>
    <style:style style:name="P39" style:family="paragraph">
      <style:paragraph-properties fo:margin-top="0cm" fo:margin-bottom="0cm" fo:line-height="100%" fo:text-align="start" style:writing-mode="lr-tb"/>
      <style:text-properties fo:font-size="11pt"/>
    </style:style>
    <style:style style:name="P40" style:family="paragraph">
      <loext:graphic-properties draw:fill="gradient" draw:fill-gradient-name="Gradient_20_1"/>
      <style:paragraph-properties fo:margin-top="0cm" fo:margin-bottom="0cm" fo:line-height="100%" fo:text-align="start" style:writing-mode="lr-tb"/>
      <style:text-properties fo:font-size="11pt"/>
    </style:style>
    <style:style style:name="P41" style:family="paragraph">
      <loext:graphic-properties draw:fill="solid" draw:fill-color="#ffffff" draw:opacity="30%"/>
      <style:paragraph-properties fo:text-align="start" style:writing-mode="lr-tb"/>
      <style:text-properties fo:font-size="11pt"/>
    </style:style>
    <style:style style:name="T1" style:family="text">
      <style:text-properties fo:text-transform="uppercase" fo:color="#5b9bd5" loext:opacity="100%" fo:font-size="12pt" style:font-size-asian="12pt" style:font-size-complex="12pt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officeooo:rsid="001c8dbf"/>
    </style:style>
    <style:style style:name="T5" style:family="text">
      <style:text-properties style:font-name="DejaVu Serif" fo:font-size="14pt"/>
    </style:style>
    <style:style style:name="T6" style:family="text">
      <style:text-properties fo:font-variant="normal" fo:text-transform="none" fo:color="#000000" loext:opacity="100%" style:font-name="DejaVu Serif" fo:font-size="14pt" fo:letter-spacing="normal" fo:font-style="normal" fo:font-weight="normal"/>
    </style:style>
    <style:style style:name="T7" style:family="text">
      <style:text-properties officeooo:rsid="001dbad0"/>
    </style:style>
    <style:style style:name="T8" style:family="text">
      <style:text-properties officeooo:rsid="001fb08d"/>
    </style:style>
    <style:style style:name="T9" style:family="text">
      <style:text-properties officeooo:rsid="0020db2c"/>
    </style:style>
    <style:style style:name="T10" style:family="text">
      <style:text-properties officeooo:rsid="0022bc0e"/>
    </style:style>
    <style:style style:name="T11" style:family="text">
      <style:text-properties officeooo:rsid="001fb08d" style:font-weight-asian="normal" style:font-weight-complex="normal"/>
    </style:style>
    <style:style style:name="T12" style:family="text">
      <style:text-properties officeooo:rsid="0025309d"/>
    </style:style>
    <style:style style:name="T13" style:family="text">
      <style:text-properties officeooo:rsid="00266b48"/>
    </style:style>
    <style:style style:name="T14" style:family="text">
      <style:text-properties officeooo:rsid="00282708"/>
    </style:style>
    <style:style style:name="T15" style:family="text">
      <style:text-properties officeooo:rsid="00290672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 style:parent-style-name="Frame">
      <style:graphic-properties draw:stroke="none" svg:stroke-width="0.018cm" draw:fill="none" draw:textarea-vertical-align="top" draw:auto-grow-height="true" fo:min-height="0cm" fo:min-width="0cm" fo:padding-top="0cm" fo:padding-bottom="0cm" fo:padding-left="2.54cm" fo:padding-right="3.048cm" fo:wrap-option="wrap" fo:margin-left="0.318cm" fo:margin-right="0.318cm" fo:margin-top="0cm" fo:margin-bottom="0.021cm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 loext:rel-width-rel="paragraph"/>
    </style:style>
    <style:style style:name="gr2" style:family="graphic" style:parent-style-name="Frame">
      <style:graphic-properties draw:stroke="none" svg:stroke-width="0.035cm" draw:stroke-linejoin="miter" svg:stroke-linecap="butt" draw:fill="solid" draw:fill-color="#4472c4" draw:textarea-vertical-align="bottom" draw:auto-grow-height="false" fo:min-height="2.771cm" fo:min-width="1.471cm" fo:padding-top="0.127cm" fo:padding-bottom="0.127cm" fo:padding-left="0.127cm" fo:padding-right="0.127cm" fo:wrap-option="wrap" fo:margin-left="0cm" fo:margin-right="0cm" fo:margin-top="0cm" fo:margin-bottom="0.014cm" style:run-through="foreground" style:wrap="run-through" style:number-wrapped-paragraphs="no-limit" style:vertical-pos="from-top" style:vertical-rel="page" style:horizontal-pos="right" style:horizontal-rel="page-content" draw:wrap-influence-on-position="once-concurrent" loext:allow-overlap="true" style:flow-with-text="false" loext:rel-width-rel="page" loext:rel-height-rel="page"/>
    </style:style>
    <style:style style:name="gr3" style:family="graphic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ragraph" loext:rel-height-rel="page"/>
    </style:style>
    <style:style style:name="gr4" style:family="graphic">
      <style:graphic-properties draw:stroke="none" svg:stroke-width="0cm" draw:fill="gradient" draw:fill-gradient-name="Gradient_20_1" draw:textarea-vertical-align="bottom" draw:auto-grow-height="false" draw:fit-to-size="false" style:shrink-to-fit="false" fo:min-height="13.54cm" fo:min-width="13.451cm" fo:padding-top="3.048cm" fo:padding-bottom="3.048cm" fo:padding-left="2.54cm" fo:padding-right="3.048cm" fo:wrap-option="wrap" style:run-through="background"/>
      <style:paragraph-properties style:writing-mode="lr-tb"/>
    </style:style>
    <style:style style:name="gr5" style:family="graphic">
      <style:graphic-properties draw:stroke="none" svg:stroke-width="0cm" draw:fill="solid" draw:fill-color="#ffffff" draw:opacity="30%" draw:textarea-vertical-align="bottom" draw:auto-grow-height="false" draw:fit-to-size="false" style:shrink-to-fit="false" fo:min-height="1.598cm" fo:min-width="15.542cm" fo:padding-top="0.127cm" fo:padding-bottom="0.127cm" fo:padding-left="0.254cm" fo:padding-right="0.254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Standard"><draw:custom-shape text:anchor-type="paragraph" style:rel-width="113%" draw:z-index="2" draw:name="Text Box 129" draw:style-name="gr1" draw:text-style-name="P37" svg:width="18.148cm" svg:height="1.207cm" svg:x="1.427cm" svg:y="23.463cm"><text:p text:style-name="P24">M07 - Planificació i administració de xarxes</text:p><text:p text:style-name="P23"><text:span text:style-name="T1">Nil Massó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113%" style:rel-height="67%" draw:z-index="0" draw:name="Group 125" draw:style-name="gr3"><draw:custom-shape draw:name="Freeform 10" draw:style-name="gr4" draw:text-style-name="P40" svg:width="19.038cm" svg:height="19.635cm" svg:x="-1.565cm" svg:y="1.335cm"><text:p text:style-name="P39"><text:span text:style-name="T16">Encaminaments</text:span></text:p><draw:enhanced-geometry draw:mirror-horizontal="false" draw:mirror-vertical="false" svg:viewBox="0 0 0 0" drawooo:sub-view-size="720 700" draw:text-areas="0 0 ?f14 ?f15" draw:type="ooxml-non-primitive" draw:enhanced-path="M 0 0 C 0 644 0 644 0 644 23 650 62 658 113 665 250 685 476 700 720 644 720 617 720 617 720 617 720 0 720 0 720 0 0 0 0 0 0 0 N"><draw:equation draw:name="f0" draw:formula="0*logwidth/720"/><draw:equation draw:name="f1" draw:formula="0*logheight/700"/><draw:equation draw:name="f2" draw:formula="0*logwidth/720"/><draw:equation draw:name="f3" draw:formula="644*logheight/700"/><draw:equation draw:name="f4" draw:formula="113*logwidth/720"/><draw:equation draw:name="f5" draw:formula="665*logheight/700"/><draw:equation draw:name="f6" draw:formula="720*logwidth/720"/><draw:equation draw:name="f7" draw:formula="644*logheight/700"/><draw:equation draw:name="f8" draw:formula="720*logwidth/720"/><draw:equation draw:name="f9" draw:formula="617*logheight/700"/><draw:equation draw:name="f10" draw:formula="720*logwidth/720"/><draw:equation draw:name="f11" draw:formula="0*logheight/700"/><draw:equation draw:name="f12" draw:formula="0*logwidth/720"/><draw:equation draw:name="f13" draw:formula="0*logheight/700"/><draw:equation draw:name="f14" draw:formula="logwidth"/><draw:equation draw:name="f15" draw:formula="logheight"/></draw:enhanced-geometry></draw:custom-shape><draw:custom-shape draw:name="Freeform 11" draw:style-name="gr5" draw:text-style-name="P41" svg:width="16.049cm" svg:height="1.851cm" svg:x="1.437cm" svg:y="18.665cm"><text:p/><draw:enhanced-geometry draw:mirror-horizontal="false" draw:mirror-vertical="false" svg:viewBox="0 0 0 0" drawooo:sub-view-size="607 66" draw:text-areas="0 0 ?f12 ?f13" draw:type="ooxml-non-primitive" draw:enhanced-path="M 607 0 C 450 44 300 57 176 57 109 57 49 53 0 48 66 58 152 66 251 66 358 66 480 56 607 27 607 0 607 0 607 0 N"><draw:equation draw:name="f0" draw:formula="607*logwidth/607"/><draw:equation draw:name="f1" draw:formula="0*logheight/66"/><draw:equation draw:name="f2" draw:formula="176*logwidth/607"/><draw:equation draw:name="f3" draw:formula="57*logheight/66"/><draw:equation draw:name="f4" draw:formula="0*logwidth/607"/><draw:equation draw:name="f5" draw:formula="48*logheight/66"/><draw:equation draw:name="f6" draw:formula="251*logwidth/607"/><draw:equation draw:name="f7" draw:formula="66*logheight/66"/><draw:equation draw:name="f8" draw:formula="607*logwidth/607"/><draw:equation draw:name="f9" draw:formula="27*logheight/66"/><draw:equation draw:name="f10" draw:formula="607*logwidth/607"/><draw:equation draw:name="f11" draw:formula="0*logheight/66"/><draw:equation draw:name="f12" draw:formula="logwidth"/><draw:equation draw:name="f13" draw:formula="logheight"/></draw:enhanced-geometry></draw:custom-shape></draw:g><draw:custom-shape text:anchor-type="paragraph" style:rel-width="8%" style:rel-height="10%" draw:z-index="1" draw:name="Rectangle 130" draw:style-name="gr2" draw:text-style-name="P38" svg:width="1.724cm" svg:height="3.024cm" svg:x="14.196cm" svg:y="0.683cm"><text:p text:style-name="P4"><field:fieldmark-start text:name="__Fieldmark__23_568470667" field:type="vnd.oasis.opendocument.field.FORMDATE"><field:param field:name="DateField_CurrentDate" field:value="2022-01-01"/><field:param field:name="DateField_DateFormat" field:value="yyyy"/><field:param field:name="DateField_DateFormat_Language" field:value="en-US"/></field:fieldmark-start><text:span text:style-name="T2">2022</text:span><field:fieldmark-end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3"><text:soft-page-break/>1ª part: Configuració bàsica de la xarxa</text:h>
      <text:list xml:id="list1521758569" text:style-name="L1">
        <text:list-item>
          <text:p text:style-name="P32">Configura les interfícies FastEthernet dels routers R1, R2 i R3 amb l'adreça més alta de la xarxa corresponent</text:p>
        </text:list-item>
      </text:list>
      <text:p text:style-name="P18">-<text:span text:style-name="T4">interface faX/X</text:span></text:p>
      <text:p text:style-name="P18">-<text:span text:style-name="T4">ip address &lt;ip&gt; &lt;mask&gt;</text:span></text:p>
      <text:p text:style-name="P18">-<text:span text:style-name="T8">no shutdow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91712319360">
          <table:table-cell table:style-name="Table1.A1" table:number-rows-spanned="2" office:value-type="string">
            <text:p text:style-name="P5"/>
            <text:p text:style-name="P9">R1</text:p>
          </table:table-cell>
          <table:table-cell table:style-name="Table1.A1" office:value-type="string">
            <text:p text:style-name="P9">fa1/0</text:p>
          </table:table-cell>
          <table:table-cell table:style-name="Table1.C1" office:value-type="string">
            <text:p text:style-name="P12">172.16.159.254 255.255.248.0</text:p>
          </table:table-cell>
        </table:table-row>
        <table:table-row table:style-name="TableLine94291713657440">
          <table:covered-table-cell/>
          <table:table-cell table:style-name="Table1.B2" office:value-type="string">
            <text:p text:style-name="P9">fa0/0</text:p>
          </table:table-cell>
          <table:table-cell table:style-name="Table1.C2" office:value-type="string">
            <text:p text:style-name="P12">172.16.135.254 255.255.248.0</text:p>
          </table:table-cell>
        </table:table-row>
        <table:table-row table:style-name="TableLine94291713707648">
          <table:table-cell table:style-name="Table1.B2" table:number-rows-spanned="2" office:value-type="string">
            <text:p text:style-name="P5"/>
            <text:p text:style-name="P9">R2</text:p>
          </table:table-cell>
          <table:table-cell table:style-name="Table1.B2" office:value-type="string">
            <text:p text:style-name="P9">fa1/0</text:p>
          </table:table-cell>
          <table:table-cell table:style-name="Table1.C2" office:value-type="string">
            <text:p text:style-name="P5"><text:span text:style-name="T7">192.168.0.46 </text:span>255.255.255.240</text:p>
          </table:table-cell>
        </table:table-row>
        <table:table-row table:style-name="TableLine94291713709024">
          <table:covered-table-cell/>
          <table:table-cell table:style-name="Table1.B2" office:value-type="string">
            <text:p text:style-name="P9">fa0/0</text:p>
          </table:table-cell>
          <table:table-cell table:style-name="Table1.C2" office:value-type="string">
            <text:p text:style-name="P5">192.168.0.30 255.255.255.240</text:p>
          </table:table-cell>
        </table:table-row>
        <table:table-row table:style-name="TableLine94291713710512">
          <table:table-cell table:style-name="Table1.B2" table:number-rows-spanned="2" office:value-type="string">
            <text:p text:style-name="P5"/>
            <text:p text:style-name="P9">R3</text:p>
          </table:table-cell>
          <table:table-cell table:style-name="Table1.B2" office:value-type="string">
            <text:p text:style-name="P9">fa1/0</text:p>
          </table:table-cell>
          <table:table-cell table:style-name="Table1.C2" office:value-type="string">
            <text:p text:style-name="P5">192.168.1.78 255.255.255.240</text:p>
          </table:table-cell>
        </table:table-row>
        <table:table-row table:style-name="TableLine94291713711568">
          <table:covered-table-cell/>
          <table:table-cell table:style-name="Table1.B2" office:value-type="string">
            <text:p text:style-name="P9">fa0/0</text:p>
          </table:table-cell>
          <table:table-cell table:style-name="Table1.C2" office:value-type="string">
            <text:p text:style-name="P5">192.168.1.62 255.255.255.240</text:p>
          </table:table-cell>
        </table:table-row>
      </table:table>
      <text:list xml:id="list132608655493476" text:continue-numbering="true" text:style-name="L1">
        <text:list-header>
          <text:p text:style-name="P36"/>
        </text:list-header>
        <text:list-item>
          <text:p text:style-name="P27">Configura les interfícies de fibra òptica dels routers R0, R2 i R3.<text:span text:style-name="T6"><text:line-break/>R0 ha de tenir l'adreça més baixa</text:span></text:p>
        </text:list-item>
      </text:list>
      <text:p text:style-name="P20">-<text:span text:style-name="T4">interface faX/X</text:span></text:p>
      <text:p text:style-name="P20">-<text:span text:style-name="T4">ip address &lt;ip&gt; &lt;mask&gt;</text:span></text:p>
      <text:p text:style-name="P20"><text:span text:style-name="T6">-</text:span><text:span text:style-name="T8">no shutdow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91713729600">
          <table:table-cell table:style-name="Table2.A1" table:number-rows-spanned="2" office:value-type="string">
            <text:p text:style-name="P6"/>
            <text:p text:style-name="P6"><text:span text:style-name="T4">R</text:span><text:span text:style-name="T7">0</text:span></text:p>
          </table:table-cell>
          <table:table-cell table:style-name="Table2.A1" office:value-type="string">
            <text:p text:style-name="P10">fa4/0</text:p>
          </table:table-cell>
          <table:table-cell table:style-name="Table2.C1" office:value-type="string">
            <text:p text:style-name="P16"><text:span text:style-name="T5">172.16.0.1 </text:span>255.255.255.252</text:p>
          </table:table-cell>
        </table:table-row>
        <table:table-row table:style-name="TableLine94291713744128">
          <table:covered-table-cell/>
          <table:table-cell table:style-name="Table2.B2" office:value-type="string">
            <text:p text:style-name="P10">fa5/0</text:p>
          </table:table-cell>
          <table:table-cell table:style-name="Table2.C2" office:value-type="string">
            <text:p text:style-name="P13">172.16.0.9 <text:span text:style-name="T9">25</text:span>5.255.255.252</text:p>
          </table:table-cell>
        </table:table-row>
        <table:table-row table:style-name="TableLine94291713745680">
          <table:table-cell table:style-name="Table2.B2" office:value-type="string">
            <text:p text:style-name="P26">R2</text:p>
          </table:table-cell>
          <table:table-cell table:style-name="Table2.B2" office:value-type="string">
            <text:p text:style-name="P10">fa4/0</text:p>
          </table:table-cell>
          <table:table-cell table:style-name="Table2.C2" office:value-type="string">
            <text:p text:style-name="P7">172.16.0.<text:span text:style-name="T9">2 </text:span>255.255.255.252</text:p>
          </table:table-cell>
        </table:table-row>
        <table:table-row table:style-name="Table2.4">
          <table:table-cell table:style-name="Table2.B2" office:value-type="string">
            <text:p text:style-name="P26">R3</text:p>
          </table:table-cell>
          <table:table-cell table:style-name="Table2.B2" office:value-type="string">
            <text:p text:style-name="P10">fa4/0</text:p>
          </table:table-cell>
          <table:table-cell table:style-name="Table2.C2" office:value-type="string">
            <text:p text:style-name="P6">172.16.0.10 255.255.255.252</text:p>
          </table:table-cell>
        </table:table-row>
      </table:table>
      <text:p text:style-name="P11"/>
      <text:list xml:id="list132607071626538" text:continue-numbering="true" text:style-name="L1">
        <text:list-item>
          <text:p text:style-name="P27">Configura les interfícies sèrie dels routers R0 i R1.<text:line-break/>R0 ha de tenir l'adreça més baixa.<text:line-break/>La velocitat ha de ser de 1000000</text:p>
        </text:list-item>
      </text:list>
      <text:p text:style-name="P21">-<text:span text:style-name="T4">interface </text:span><text:span text:style-name="T10">se</text:span><text:span text:style-name="T4">X/X</text:span></text:p>
      <text:p text:style-name="P21">-<text:span text:style-name="T4">ip address &lt;ip&gt; &lt;mask&gt;</text:span></text:p>
      <text:p text:style-name="P21">-<text:span text:style-name="T10">clock rate 1000000</text:span></text:p>
      <text:p text:style-name="P21"><text:soft-page-break/>-<text:span text:style-name="T8">no shutdown</text:span></text:p>
      <table:table table:name="Table3" table:style-name="Table3">
        <table:table-column table:style-name="Table3.A"/>
        <table:table-column table:style-name="Table3.B"/>
        <table:table-row table:style-name="TableLine94291713752992">
          <table:table-cell table:style-name="Table3.A1" office:value-type="string">
            <text:p text:style-name="P6"><text:span text:style-name="T4">R</text:span><text:span text:style-name="T7">0</text:span></text:p>
          </table:table-cell>
          <table:table-cell table:style-name="Table3.B1" office:value-type="string">
            <text:p text:style-name="P16"><text:span text:style-name="T5">10.0.0.101 </text:span>255.255.255.252</text:p>
          </table:table-cell>
        </table:table-row>
        <table:table-row table:style-name="TableLine94291713760976">
          <table:table-cell table:style-name="Table3.A2" office:value-type="string">
            <text:p text:style-name="P6"><text:span text:style-name="T4">R</text:span><text:span text:style-name="T7">1</text:span></text:p>
          </table:table-cell>
          <table:table-cell table:style-name="Table3.B2" office:value-type="string">
            <text:p text:style-name="P14">10.0.0.10<text:span text:style-name="T9">2</text:span> 255.255.255.252</text:p>
          </table:table-cell>
        </table:table-row>
      </table:table>
      <text:list xml:id="list132606944458658" text:continue-numbering="true" text:style-name="L1">
        <text:list-header>
          <text:p text:style-name="P33"/>
        </text:list-header>
        <text:list-item>
          <text:p text:style-name="P33">Completa la configuració de xarxa dels Pcs</text:p>
        </text:list-item>
      </text:list>
      <text:p text:style-name="P19">-<text:span text:style-name="T10">Posar a la default gateway la ip corresponent</text:span></text:p>
      <text:list xml:id="list132607672331667" text:continue-numbering="true" text:style-name="L1">
        <text:list-item>
          <text:p text:style-name="P32">Comprova que els PCs connectats al mateix router es poden fer ping entre ells</text:p>
        </text:list-item>
        <text:list-item>
          <text:p text:style-name="P28">Connecta R2 i R3 amb un cable de fibra òptica.<text:line-break/>Configura R2 amb l'adreça més baixa de la xarxa <text:span text:style-name="T3">172.16.0.16 / 30</text:span></text:p>
        </text:list-item>
      </text:list>
      <text:p text:style-name="P21">-<text:span text:style-name="T4">interface faX/X</text:span></text:p>
      <text:p text:style-name="P21">-<text:span text:style-name="T4">ip address &lt;ip&gt; &lt;mask&gt;</text:span></text:p>
      <text:p text:style-name="P21"><text:span text:style-name="T3">-</text:span><text:span text:style-name="T11">no shutdown</text:span></text:p>
      <table:table table:name="Table4" table:style-name="Table4">
        <table:table-column table:style-name="Table4.A"/>
        <table:table-column table:style-name="Table4.B"/>
        <table:table-row table:style-name="TableLine94291713754912">
          <table:table-cell table:style-name="Table4.A1" office:value-type="string">
            <text:p text:style-name="P8"><text:span text:style-name="T4">R</text:span><text:span text:style-name="T10">2</text:span></text:p>
          </table:table-cell>
          <table:table-cell table:style-name="Table4.B1" office:value-type="string">
            <text:p text:style-name="P17">172.16.0.17 255.255.255.252</text:p>
          </table:table-cell>
        </table:table-row>
        <table:table-row table:style-name="TableLine94291713781872">
          <table:table-cell table:style-name="Table4.A2" office:value-type="string">
            <text:p text:style-name="P8"><text:span text:style-name="T4">R</text:span><text:span text:style-name="T10">3</text:span></text:p>
          </table:table-cell>
          <table:table-cell table:style-name="Table4.B2" office:value-type="string">
            <text:p text:style-name="P15">172.16.0.1<text:span text:style-name="T10">8</text:span> 255.255.255.252</text:p>
          </table:table-cell>
        </table:table-row>
      </table:table>
      <text:h text:style-name="P3" text:outline-level="3">2ª part: Configuració de l'encaminament</text:h>
      <text:list xml:id="list742843413" text:style-name="L2">
        <text:list-item>
          <text:p text:style-name="P34">Configura l'encaminament del router R0 de forma que permeti comunicar les xarxes dels PCs 0 a 3.<text:line-break/>Configura una ruta per cada xarxa indicant la següent adreça on ha de reenviar els missatges</text:p>
        </text:list-item>
      </text:list>
      <text:p text:style-name="P18">-<text:span text:style-name="T12">ip route &lt;ip&gt; &lt;and mask of the destination network&gt; &lt;i</text:span><text:span text:style-name="T14">nterface</text:span><text:span text:style-name="T12">&gt;</text:span></text:p>
      <text:list xml:id="list132606821773381" text:continue-numbering="true" text:style-name="L2">
        <text:list-item>
          <text:p text:style-name="P34">Configura l'encaminament dels routers R2 i R3 de forma que permeti comunicar les xarxes dels PCs 0 a 3.<text:line-break/>Fes-ho configurant una ruta per cada xarxa indicant la següent adreça on han de reenviar els missatges</text:p>
        </text:list-item>
      </text:list>
      <text:p text:style-name="P18">-<text:span text:style-name="T15">ip route &lt;ip&gt; &lt;and mask of the destination&gt; &lt;next router ip&gt;</text:span></text:p>
      <text:list xml:id="list132608241338773" text:continue-numbering="true" text:style-name="L2">
        <text:list-item>
          <text:p text:style-name="P34">Comprova que els PCs 0 a 3 es poden fer ping entre ells</text:p>
        </text:list-item>
        <text:list-item>
          <text:p text:style-name="P34">Afegeix en els routers R2 i R3 una ruta per defecte cap al router R0 indicant la següent adreça on han de reenviar els missatges</text:p>
        </text:list-item>
        <text:list-item>
          <text:p text:style-name="P34"><text:soft-page-break/>Configura l'encaminament del router R0 de forma que pugui reenviar els missatges destinats a les xarxes connectades al router R1.<text:line-break/>Configura una ruta per cada xarxa indicant la interfície de sortida per on ha de reenviar els missatges</text:p>
        </text:list-item>
        <text:list-item>
          <text:p text:style-name="P34">Configura l'encaminament del router R1 de forma que pugui reenviar els missatges destinats a les xarxes dels PCs 0 a 3.<text:line-break/>Configura una ruta resumida per les xarxes dels PCs 0 i 1, i una altra ruta resumida pels PCs 2 i 3.<text:line-break/>Fes-ho indicant la següent adreça on ha de reenviar els missatges<text:line-break/>La màscara ha de ser la més gran possible</text:p>
        </text:list-item>
        <text:list-item>
          <text:p text:style-name="P34">Comprova que tots els PCs es poden fer ping entre ells</text:p>
        </text:list-item>
        <text:list-item>
          <text:p text:style-name="P34">Afegeix una connexió entre R2 i R3 amb un cable de fibra òptica.<text:line-break/>Configura R2 amb l'adreça més baixa de la xarxa <text:span text:style-name="T3">172.16.0.16 / 30</text:span></text:p>
        </text:list-item>
        <text:list-item>
          <text:p text:style-name="P34">Configura en R2 i R3 rutes estàtiques per les xarxes des del PC0 al PC3 indicant la interfície per on s'han de reenviar els missatges</text:p>
        </text:list-item>
        <text:list-item>
          <text:p text:style-name="P34">Fes diversos pings des del PC0 i el PC3. Fixa't per on passa cada missatge</text:p>
        </text:list-item>
        <text:list-item>
          <text:p text:style-name="P34">En els routers R2 i R3, canvia la configuració de les rutes que comuniquen les seves xarxes passant pel router R0 fent que siguin rutes flotants amb una mètrica de 250</text:p>
        </text:list-item>
        <text:list-item>
          <text:p text:style-name="P29">Torna a fer diversos pings des del PC0 i el PC3. Ha canviat alguna cosa en el camí que segueixen els missatges?</text:p>
        </text:list-item>
      </text:list>
      <text:h text:style-name="P2" text:outline-level="3">3ª part: Configuració de la seguretat i l'accés remot</text:h>
      <text:list xml:id="list60903635" text:style-name="L3">
        <text:list-item>
          <text:p text:style-name="P35">Configura en els routers R1, R2 i R3 la contrasenya encriptada per accedir al mode administrador: <text:span text:style-name="T3">S@P@</text:span></text:p>
        </text:list-item>
        <text:list-item>
          <text:p text:style-name="P35">Configura en els routers R1, R2 i R3 la contrasenya per accedir per Telnet (línies 0 a 4): <text:span text:style-name="T3">sapa</text:span></text:p>
        </text:list-item>
        <text:list-item>
          <text:p text:style-name="P35">Comprova que pots accedir per Telnet als routers R2 i R3 des dels PCs 4 i 5</text:p>
        </text:list-item>
        <text:list-item>
          <text:p text:style-name="P30"><text:soft-page-break/>Comprova que pots accedir per Telnet al router R1 des dels PCs 0 a 3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 Light" svg:font-family="'Calibri Light'"/>
    <style:font-face style:name="DejaVu Serif" svg:font-family="'DejaVu Serif'"/>
    <style:font-face style:name="Calibri2" svg:font-family="Calibri" style:font-pitch="variable"/>
    <style:font-face style:name="Calibri Light1" svg:font-family="'Calibri Light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Gradient_20_1" draw:display-name="Gradient 1" draw:style="linear" draw:start-color="#5e6d83" draw:end-color="#475971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a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orphans="2" fo:widows="2"/>
      <style:text-properties fo:font-variant="normal" fo:text-transform="none" fo:color="#000000" loext:opacity="100%" style:font-name="DejaVu Serif" fo:font-family="'DejaVu Serif'" fo:font-size="14pt" fo:letter-spacing="normal" fo:font-style="normal" fo:font-weight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fo:language="en" fo:country="US" style:font-name-asian="Calibri1" style:font-family-asian="Calibri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M07 - Planificació i administració de xarxes</dc:subject>
    <meta:initial-creator>Nil Massó</meta:initial-creator>
    <meta:editing-cycles>3</meta:editing-cycles>
    <meta:creation-date>2022-03-04T14:58:00</meta:creation-date>
    <dc:date>2022-03-27T13:26:06.550297697</dc:date>
    <meta:editing-duration>PT50M18S</meta:editing-duration>
    <meta:generator>LibreOffice/7.0.4.2$Linux_X86_64 LibreOffice_project/00$Build-2</meta:generator>
    <meta:document-statistic meta:table-count="4" meta:image-count="0" meta:object-count="0" meta:page-count="5" meta:paragraph-count="80" meta:word-count="678" meta:character-count="3769" meta:non-whitespace-character-count="3196"/>
    <meta:user-defined meta:name="AppVersion">16.0000</meta:user-defined>
    <meta:template xlink:type="simple" xlink:actuate="onRequest" xlink:title="Normal.dotm" xlink:href=""/>
  </office:meta>
</office:document-meta>
</file>